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5.465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54cm" svg:x2="0.635cm" svg:y2="10.795cm">
          <text:p text:style-name="P3"/>
        </draw:line>
        <draw:frame draw:style-name="gr3" draw:text-style-name="P4" draw:layer="layout" svg:width="6.35cm" svg:height="5.715cm" svg:x="0.635cm" svg:y="5.08cm">
          <draw:text-box>
            <text:p text:style-name="P3"><text:span text:style-name="T1">delete</text:span></text:p>
            <text:p text:style-name="P3"><text:span text:style-name="T1">get</text:span></text:p>
            <text:p text:style-name="P3"><text:span text:style-name="T1">init</text:span></text:p>
            <text:p text:style-name="P3"><text:span text:style-name="T1">lineIn</text:span></text:p>
            <text:p text:style-name="P3"><text:span text:style-name="T1">lineOut</text:span></text:p>
            <text:p text:style-name="P3"><text:span text:style-name="T1">pull</text:span></text:p>
            <text:p text:style-name="P3"><text:span text:style-name="T1">push</text:span></text:p>
            <text:p text:style-name="P3"><text:span text:style-name="T1">queue</text:span></text:p>
            <text:p text:style-name="P3"><text:span text:style-name="T1">queued</text:span></text:p>
            <text:p text:style-name="P3"><text:span text:style-name="T1">say</text:span></text:p>
            <text:p text:style-name="P3"><text:span text:style-name="T1">set</text:span></text:p>
          </draw:text-box>
        </draw:frame>
        <draw:line draw:style-name="gr2" draw:text-style-name="P2" draw:layer="layout" svg:x1="6.985cm" svg:y1="10.795cm" svg:x2="0.635cm" svg:y2="10.795cm">
          <text:p text:style-name="P3"/>
        </draw:line>
        <draw:custom-shape draw:style-name="gr1" draw:text-style-name="P1" draw:layer="layout" svg:width="6.35cm" svg:height="0.635cm" svg:x="0.635cm" svg:y="1.905cm">
          <text:p text:style-name="P1">RexxQueu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frame draw:style-name="gr4" draw:text-style-name="P4" draw:layer="layout" svg:width="6.35cm" svg:height="1.27cm" svg:x="0.635cm" svg:y="3.175cm">
          <draw:text-box>
            <text:p text:style-name="P3"><text:span text:style-name="T1">create</text:span></text:p>
            <text:p text:style-name="P3"><text:span text:style-name="T1">delete</text:span></text:p>
          </draw:text-box>
        </draw:frame>
        <draw:line draw:style-name="gr2" draw:text-style-name="P2" draw:layer="layout" svg:x1="0.635cm" svg:y1="4.445cm" svg:x2="6.985cm" svg:y2="4.44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2T10:43:30</dc:date>
    <dc:language>en-US</dc:language>
    <meta:editing-cycles>8</meta:editing-cycles>
    <meta:editing-duration>PT28M10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